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ad73" officeooo:paragraph-rsid="0008ad73"/>
    </style:style>
    <style:style style:name="P2" style:family="paragraph" style:parent-style-name="Standard">
      <style:paragraph-properties fo:text-align="justify" style:justify-single-word="false"/>
      <style:text-properties officeooo:rsid="0008cd94" officeooo:paragraph-rsid="0008cd94"/>
    </style:style>
    <style:style style:name="P3" style:family="paragraph" style:parent-style-name="Standard">
      <style:paragraph-properties fo:text-align="justify" style:justify-single-word="false"/>
      <style:text-properties officeooo:rsid="000a65a5" officeooo:paragraph-rsid="000a65a5"/>
    </style:style>
    <style:style style:name="P4" style:family="paragraph" style:parent-style-name="Standard">
      <style:paragraph-properties fo:text-align="justify" style:justify-single-word="false"/>
      <style:text-properties officeooo:rsid="000c4b6b" officeooo:paragraph-rsid="000c4b6b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8ad73" officeooo:paragraph-rsid="0008ad73" style:font-size-asian="22pt" style:font-weight-asian="bold" style:font-size-complex="22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8cd94" officeooo:paragraph-rsid="0008cd94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8cd94" officeooo:paragraph-rsid="0008cd94"/>
    </style:style>
    <style:style style:name="P8" style:family="paragraph" style:parent-style-name="Standard">
      <style:paragraph-properties fo:text-align="justify" style:justify-single-word="false"/>
      <style:text-properties officeooo:rsid="0008cd94" officeooo:paragraph-rsid="0008cd94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0a65a5" officeooo:paragraph-rsid="0008cd94"/>
    </style:style>
    <style:style style:name="P10" style:family="paragraph" style:parent-style-name="Standard" style:list-style-name="L3">
      <style:paragraph-properties fo:text-align="justify" style:justify-single-word="false"/>
      <style:text-properties officeooo:rsid="000c4b6b" officeooo:paragraph-rsid="000c4b6b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1207c" officeooo:paragraph-rsid="0011207c"/>
    </style:style>
    <style:style style:name="P12" style:family="paragraph" style:parent-style-name="Standard">
      <style:paragraph-properties fo:text-align="justify" style:justify-single-word="false"/>
      <style:text-properties officeooo:rsid="0011207c" officeooo:paragraph-rsid="0011207c"/>
    </style:style>
    <style:style style:name="P13" style:family="paragraph" style:parent-style-name="Standard" style:list-style-name="L4">
      <style:paragraph-properties fo:text-align="justify" style:justify-single-word="false"/>
      <style:text-properties officeooo:rsid="0011207c" officeooo:paragraph-rsid="0011207c"/>
    </style:style>
    <style:style style:name="P14" style:family="paragraph" style:parent-style-name="Standard">
      <style:paragraph-properties fo:text-align="justify" style:justify-single-word="false"/>
      <style:text-properties officeooo:rsid="0008ad73" officeooo:paragraph-rsid="0008ad73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1b99e" officeooo:paragraph-rsid="0011b99e"/>
    </style:style>
    <style:style style:name="T1" style:family="text">
      <style:text-properties officeooo:rsid="0008cd94"/>
    </style:style>
    <style:style style:name="T2" style:family="text">
      <style:text-properties officeooo:rsid="000fb437"/>
    </style:style>
    <style:style style:name="T3" style:family="text">
      <style:text-properties officeooo:rsid="0011207c"/>
    </style:style>
    <style:style style:name="T4" style:family="text">
      <style:text-properties officeooo:rsid="0011207c" fo:background-color="#ffff00" loext:char-shading-value="0"/>
    </style:style>
    <style:style style:name="T5" style:family="text">
      <style:text-properties officeooo:rsid="0011b9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ckYourWay</text:p>
      <text:p text:style-name="P1"/>
      <text:p text:style-name="P1"/>
      <text:p text:style-name="P1"><text:tab/>Créer une application permettant de suivre en temps réel des coureurs de trail/<text:span text:style-name="T2">course</text:span> d’orientation (CO) dans le cadre d’une épreuve/course. <text:span text:style-name="T1">Les coureurs auront leur smartphone pendant la course qui géolocalise leur position. Toute personne pourra « regarder » la course depuis leur smartphone. </text:span></text:p>
      <text:p text:style-name="P1"><text:tab/><text:span text:style-name="T3">L’organisation de la course possèdera un dashboard (web) avec toutes les informations en temps réelle sur la course (position, blessure… ). </text:span><text:span text:style-name="T4">Ce point ne sera pas developper dans le cadre du projet scolaire.</text:span></text:p>
      <text:p text:style-name="P1"/>
      <text:p text:style-name="P2">Lot 1 :</text:p>
      <text:list xml:id="list6626587512437182417" text:style-name="L1">
        <text:list-item>
          <text:p text:style-name="P6">Créer une interface pour 2 profils : <text:span text:style-name="T2">runner et viewer</text:span></text:p>
        </text:list-item>
        <text:list-item>
          <text:p text:style-name="P11"><text:span text:style-name="T5">E</text:span>nvoie de location toute les X secondes : runner</text:p>
        </text:list-item>
        <text:list-item>
          <text:p text:style-name="P6">Visualiser les coureurs sur une map : <text:span text:style-name="T3">viewer</text:span></text:p>
        </text:list-item>
      </text:list>
      <text:p text:style-name="P2"/>
      <text:p text:style-name="P12">Lot 2 :</text:p>
      <text:list xml:id="list4159695357300655711" text:style-name="L4">
        <text:list-item>
          <text:p text:style-name="P13">Filtrer les coureurs en fonction de dossard : viewer</text:p>
        </text:list-item>
        <text:list-item>
          <text:p text:style-name="P13">En cas de blessure, envoie d’une photo/signal à l’admin (utilisation appareil photo)</text:p>
        </text:list-item>
      </text:list>
      <text:p text:style-name="P12"/>
      <text:p text:style-name="P2"/>
      <text:p text:style-name="P2">Lot <text:span text:style-name="T5">3</text:span> :</text:p>
      <text:list xml:id="list118782865264848752" text:style-name="L2">
        <text:list-item>
          <text:p text:style-name="P7">Création d’équipe : <text:span text:style-name="T5">filtre supplémentaire pour les viewers et système d’équipe pour les runners</text:span></text:p>
        </text:list-item>
        <text:list-item>
          <text:p text:style-name="P15">Afin d’éviter qu’une personne lambda ne puisse se « logger » en tant que runner, un système de scan sera fait pour rediriger les utilisateurs « runners » directement sur l’activité runner,</text:p>
          <text:p text:style-name="P9"/>
        </text:list-item>
      </text:list>
      <text:p text:style-name="P3"/>
      <text:p text:style-name="P4"/>
      <text:list xml:id="list8616145004084845799" text:style-name="L3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17:25.419052228</meta:creation-date>
    <dc:date>2016-10-19T10:32:00.620120601</dc:date>
    <meta:editing-duration>PT22M57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187" meta:character-count="1113" meta:non-whitespace-character-count="943"/>
  </office:meta>
</office:document-meta>
</file>